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0cc4" officeooo:paragraph-rsid="000f0cc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3016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1e76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c944" officeooo:paragraph-rsid="0013c94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5ad60" officeooo:paragraph-rsid="0015ad6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5920" officeooo:paragraph-rsid="0016592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99340" officeooo:paragraph-rsid="0019934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b65e3" officeooo:paragraph-rsid="0019934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23a8c" officeooo:paragraph-rsid="00223a8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41d1f" officeooo:paragraph-rsid="00241d1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4db0a" officeooo:paragraph-rsid="0024db0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6b7dc" officeooo:paragraph-rsid="0026b7d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6f9f7" officeooo:paragraph-rsid="0026f9f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9e2c2" officeooo:paragraph-rsid="0029e2c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c0758" officeooo:paragraph-rsid="002c075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cc91b" officeooo:paragraph-rsid="002cc91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cc91b" officeooo:paragraph-rsid="002dc22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dc221" officeooo:paragraph-rsid="002dc22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102a37" officeooo:paragraph-rsid="00102a37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e71cd" officeooo:paragraph-rsid="000e71c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f0cc4" officeooo:paragraph-rsid="000f0cc4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1e76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3016f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13016f" officeooo:paragraph-rsid="0013016f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165920" officeooo:paragraph-rsid="00165920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2cc91b" officeooo:paragraph-rsid="002cc91b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48pt" fo:font-weight="normal" officeooo:rsid="00102a37" officeooo:paragraph-rsid="00102a37" style:font-size-asian="48pt" style:font-weight-asian="normal" style:font-size-complex="48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26pt" fo:font-weight="normal" officeooo:rsid="00102a37" officeooo:paragraph-rsid="00102a37" style:font-size-asian="26pt" style:font-weight-asian="normal" style:font-size-complex="26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26pt" fo:font-weight="bold" officeooo:rsid="00102a37" officeooo:paragraph-rsid="00102a37" style:font-size-asian="26pt" style:font-weight-asian="bold" style:font-size-complex="26pt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dc221" officeooo:paragraph-rsid="002dc22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cc91b" officeooo:paragraph-rsid="002cc91b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e086a" officeooo:paragraph-rsid="002e086a" style:font-size-asian="10.5pt" style:font-weight-asian="normal" style:font-size-complex="12pt" style:font-weight-complex="normal"/>
    </style:style>
    <style:style style:name="T1" style:family="text">
      <style:text-properties officeooo:rsid="00102a37"/>
    </style:style>
    <style:style style:name="T2" style:family="text">
      <style:text-properties officeooo:rsid="00102b7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016f" style:font-weight-asian="normal" style:font-weight-complex="normal"/>
    </style:style>
    <style:style style:name="T5" style:family="text">
      <style:text-properties officeooo:rsid="0013016f"/>
    </style:style>
    <style:style style:name="T6" style:family="text">
      <style:text-properties officeooo:rsid="001636ea"/>
    </style:style>
    <style:style style:name="T7" style:family="text">
      <style:text-properties officeooo:rsid="0017977b"/>
    </style:style>
    <style:style style:name="T8" style:family="text">
      <style:text-properties officeooo:rsid="0017f876"/>
    </style:style>
    <style:style style:name="T9" style:family="text">
      <style:text-properties officeooo:rsid="0028b5c5"/>
    </style:style>
    <style:style style:name="T10" style:family="text">
      <style:text-properties officeooo:rsid="002cc91b"/>
    </style:style>
    <style:style style:name="T11" style:family="text">
      <style:text-properties officeooo:rsid="002dc2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známkový d</text:span>okument k bakalářské práci</text:p>
      <text:p text:style-name="P1"/>
      <text:p text:style-name="P1"/>
      <text:p text:style-name="P22">Jednotlivé kroky:</text:p>
      <text:p text:style-name="P22"/>
      <text:p text:style-name="P23"><text:span text:style-name="T1">Seznámeni</text:span> s Gitem.... →<text:span text:style-name="T1"> hotovo</text:span></text:p>
      <text:p text:style-name="P22">Seznámení s Testováním → hotovo</text:p>
      <text:p text:style-name="P3">Seznámení s Kairou → právě probíhá</text:p>
      <text:p text:style-name="P3">Seznámení s programováním v Kaiře →<text:span text:style-name="T2"> právě probíhá</text:span></text:p>
      <text:p text:style-name="P3">Seznámení se zdrojovým kódem Kairy →<text:span text:style-name="T2"> právě probíhá</text:span></text:p>
      <text:p text:style-name="P3">Pokus o okomentování zdrojového kódu Kairy</text:p>
      <text:p text:style-name="P3">Pokud o přepsání funkčnosti Kairy</text:p>
      <text:p text:style-name="P3">Zjištění, jak funguje přepsání programu v kaiře do c++ kódu a následné spouštění</text:p>
      <text:p text:style-name="P3">atd.</text:p>
      <text:p text:style-name="P24"/>
      <text:p text:style-name="P2"/>
      <text:p text:style-name="P2"/>
      <text:p text:style-name="P31">Kaira</text:p>
      <text:p text:style-name="P31"/>
      <text:p text:style-name="P4">Kreslí se zde podle petriho sítí.</text:p>
      <text:p text:style-name="P4">Místo : (v kaiře obdélník) zde funguje jako záchytný bod, kdy při simulaci se každý krok odvýjí z nějakého místa.</text:p>
      <text:p text:style-name="P4">Hrana : (v kaiře šipka) určuje vstupní nebo výstupní proměnné, které vstupují do/vystupují z místa. </text:p>
      <text:p text:style-name="P4">Přechod : (v kaiře kolečko) určuje typ proměnných a inicializační hodnotu. </text:p>
      <text:p text:style-name="P4"/>
      <text:p text:style-name="P4">Hrany existují pouze mezi místem a přechodem. Jsou buď vstupní nebo výstupní.</text:p>
      <text:p text:style-name="P4"/>
      <text:p text:style-name="P32">Dokumentace ke zdrojovému kodu</text:p>
      <text:p text:style-name="P33"/>
      <text:p text:style-name="P27">##############</text:p>
      <text:p text:style-name="P26">Rozdělení souborů do adresářů:</text:p>
      <text:p text:style-name="P26"/>
      <text:p text:style-name="P26"><text:tab/>build – <text:span text:style-name="T3">Nějaké nastavení + moduly</text:span></text:p>
      <text:p text:style-name="P26"><text:span text:style-name="T3"><text:tab/></text:span>docs <text:span text:style-name="T3">– Dokumentace</text:span></text:p>
      <text:p text:style-name="P26"><text:span text:style-name="T3"><text:tab/></text:span><text:span text:style-name="T5">gui </text:span><text:span text:style-name="T4">– python soubory</text:span></text:p>
      <text:p text:style-name="P26"><text:span text:style-name="T4"><text:tab/></text:span><text:span text:style-name="T5">libs </text:span><text:span text:style-name="T4">– Rozšíření (Octave, atd.) <text:s/>C++</text:span></text:p>
      <text:p text:style-name="P26"><text:span text:style-name="T4"><text:tab/></text:span><text:span text:style-name="T5">ptp </text:span><text:span text:style-name="T4">- python</text:span></text:p>
      <text:p text:style-name="P5">###############</text:p>
      <text:p text:style-name="P25"/>
      <text:p text:style-name="P25"/>
      <text:p text:style-name="P25"/>
      <text:p text:style-name="P28"/>
      <text:p text:style-name="P34">Soubor gui/mainwindow.py</text:p>
      <text:p text:style-name="P28"/>
      <text:p text:style-name="P7">Nastavení hlavního okna. Nastavení jednotlivých menu → každá položka menu odkazuje na funkci v souboru app.py.</text:p>
      <text:p text:style-name="P25"/>
      <text:p text:style-name="P6"/>
      <text:p text:style-name="P6"/>
      <text:p text:style-name="P6"/>
      <text:p text:style-name="P6"/>
      <text:p text:style-name="P8">Úprava context menu <text:s/>transition prvku se nachází v souboru neteditcc.py. Jeden z nejdůležitějších souborů pro mou bakalářku, nyní musím zjistit jak se skládá samotný program do spustitelého souboru (generování). <text:span text:style-name="T6">Rád bzch vytvořil vlastní sít jenom z jednoho prvku plus vstup výstup, a jen tu generoval a spustil jako unit test.</text:span></text:p>
      <text:p text:style-name="P8"/>
      <text:p text:style-name="P9">################################################################################</text:p>
      <text:p text:style-name="P29">Uprava Kairy!! <text:span text:style-name="T8">( k mojemu pohodlí )</text:span></text:p>
      <text:p text:style-name="P9">Pozměněn kod app.py aby se při zapnutí kaira otevřela maximalizovaná, z důvodu neoběvení menu, při aktuální velikosti po spuštění, nutnost vždy maximalizovat první, než se začne pracovat. <text:span text:style-name="T7">Při následném zmenšení se zobrazí v původní nastavené velikosti 950X660</text:span></text:p>
      <text:p text:style-name="P10">#############################################################################</text:p>
      <text:p text:style-name="P10"/>
      <text:p text:style-name="P10">Pokus o tvorbu souboru na UnitTestování přechodů.</text:p>
      <text:p text:style-name="P10">1. Zjistit jak se tvoří nová síť</text:p>
      <text:p text:style-name="P10">2. Umět vytvořit, zobrazit a upravit</text:p>
      <text:p text:style-name="P10">3. Do nové sítě přidat přechod + vstup a výstup</text:p>
      <text:p text:style-name="P10">4. Naučit se vložit více hodnot do vstupu</text:p>
      <text:p text:style-name="P10">5. Naučit se zkompilovat a spustit simulaci</text:p>
      <text:p text:style-name="P10">6. dokončení tvorby unit testu</text:p>
      <text:p text:style-name="P11"/>
      <text:p text:style-name="P12"/>
      <text:p text:style-name="P12"/>
      <text:p text:style-name="P12">Snažím se vytvořit novou síť. Zjistil jsem, že potřebuji importovat aktuální projekt a jeho síť do souboru unittest, abych mohl nadále z danou síťí pracovat. Poté musím získat její netlist a vytvořit novou sít do daného netlistu. Když je vytvořena nová síť, dalším krokem je naučit se jí ovládat a kreslit si v canvasu a mazat podle toho, jak je potřeba... </text:p>
      <text:p text:style-name="P12"/>
      <text:p text:style-name="P12"/>
      <text:p text:style-name="P12">Domlouvám sraz se Stanislavem Bohmem, autorem projektu. Mám na něj plno otázek, takže si je zde zapíši.</text:p>
      <text:p text:style-name="P12"/>
      <text:p text:style-name="P12">1. Jak funguje generování výsledného kódu z petriho síťe.</text:p>
      <text:p text:style-name="P12">2. Co říká na můj návrh, jak řešit sekvenční testování, jestli je to ztráta času, nebo by to tak šlo.</text:p>
      <text:p text:style-name="P12">3. Nějak probrat celou adresářovou strukturu python souborů, aspoň částečně popsat co se kde nachází, na co si dát pozor, a co je důležité</text:p>
      <text:p text:style-name="P12">4. Jak fungují simulace v kaiře, Jak funguje canvas v kaiře, co vše si uchovává v paměti a jak se k tomu dá přistupovat</text:p>
      <text:p text:style-name="P12"/>
      <text:p text:style-name="P12"/>
      <text:p text:style-name="P12"/>
      <text:p text:style-name="P13">pozn. Po bližším zkoumání pythonu jsem oběvil třídu, která generuje Unit testy, a díky tomu jsem mnou nazvanou třídu unittest musel přejmenovat, aby se daná třída ( implementovaná v základech pythonu) nehádala s mojí třídou. Nový název je TransitionTest.</text:p>
      <text:p text:style-name="P14"><text:soft-page-break/>Konečně jsem našel inteligentní python IDE pro linux. PyCharm je inteligentní IDE, které nabízí možnosti intellisense a dalších, hlavně umí projít celou složku kairy, a zkontrolovat co kde je a pak mi to nabídnout, když to potřebuji. Tedy mi to ušetřilo plno práce s hledáním.</text:p>
      <text:p text:style-name="P14"/>
      <text:p text:style-name="P15">Konečně se mi podařilo vytvořit první funkci, kterou zavolám z context menu!!!</text:p>
      <text:p text:style-name="P15"/>
      <text:p text:style-name="P15"/>
      <text:p text:style-name="P16">Potřebuji se nějak dostat ve funkci contextmenu_transition() k neteditoru daného projektu, abych mohl s tím dál pracovat. Zatím se mi to ale nedaří, nevím jak to správně propojit:/ <text:span text:style-name="T9">Zatím nefunguje tvoření nové net sítě... Zkoumám, jak bych dokázal získat projekt a z něho neteditor do mého souboru, abych pak mohl tvořit novou síť.</text:span></text:p>
      <text:p text:style-name="P16"/>
      <text:p text:style-name="P16"/>
      <text:p text:style-name="P17">Def pokus(transition):</text:p>
      <text:p text:style-name="P17"><text:tab/>transition = item.owner//logický přechod</text:p>
      <text:p text:style-name="P17">net = transition.net / přechod zná sít ve které je</text:p>
      <text:p text:style-name="P17">project = net.project//sít zná project</text:p>
      <text:p text:style-name="P17"/>
      <text:p text:style-name="P17">nová sít musí vědět project a jmeno</text:p>
      <text:p text:style-name="P17"/>
      <text:p text:style-name="P30">Pohovor s autorem</text:p>
      <text:p text:style-name="P17"/>
      <text:p text:style-name="P18">Dne 10.9 jsem se setkal s autorem samotného programu Kaira. Byly mi vysvětleny věci ohledně funkčnosti buildování samotného programu, převod do C++, pár informací o samotném kodu jak funguje, a poté mi bylo vysvětleno pár věcí o tom, jak se chová simulace a ukázány a vysvětleny možnosti testování jednotlivých přechodů.</text:p>
      <text:p text:style-name="P18"/>
      <text:p text:style-name="P18">Zajímavou funkcí v samotném kódu dané petriho sítě projektu je funkce full_fire, která vlastně provádí odpálení hodnoty z jednoho přechodu do druhého, první kontroluje, zda je daný přechod aktivní a připraven k odpálení, a pokud ano, teprv poté odpálí přechod. Ve funkci main se zase vytvoří jen jakby jeden proces dané sítě, a poté se z něj tvoří další. Nepochopil jsem to úplně přesně, takže to budu muset ještě dozkoumat.</text:p>
      <text:p text:style-name="P18"/>
      <text:p text:style-name="P18">Ohledně dané funkčnosti testování, jsme pohovořili, jak bych to já udělal, a protože se mu to líbilo, tak jsme na to navázali i trochu kódem. Měl jsem problém ohledně toho, jak zjistit jednotlivé informace z daného itemu, ale bylo mi vysvětleno a ukázáno jak toho dosáhnout, tím pádem jsem se posunul dále. Byl jsem dokonce upozorněn na přechodovou tabulku při kopírování jedné sítě do druhé. Mění se tam totiž id jednotlivých itemu v síti, a proto existuje přechodová tabulka, která si pamatuje tu změnu, tím pádem jsme vytvořili funkci, která je podobná obyčejné copy, ale vrací i přechodovou tabulku, tím pádem už nenastává problém s kontrolou co k sobě patří, nyní mi zbývá určit, jak zjistit jednotlivé vztahy mezi místamy a daným testovaným přechodem, a tohle nechat, zbytek smazat. Došli jsme společně k závěru, že testování přechodů jde více způsoby, a je rozděleno na více kroků.</text:p>
      <text:p text:style-name="P18">1. Musím zařídit, aby v nové síti zůstal jen daný přechod a místa, která spolu souvisí + musím zde přidat výsledný přechod, který bude zachytávat dané výsledky testování, tímpádem si ale uživatel zadá sám své testovací hodnoty + bude si moci upravit globální proměnné size a limit pro daný test zvlášt</text:p>
      <text:p text:style-name="P18">2. Pokud semi tohle vše podaří, nastává situace, kdy by testování mělo samo umět vzít hodnoty, kterých za simulaci daný přechod nabýval, ty někde uložit, a posléze při testu <text:span text:style-name="T10">je tam automaticky vložit</text:span></text:p>
      <text:p text:style-name="P18"/>
      <text:p text:style-name="P19">Doufám že sem i vše podaří. + Nakonec ještě jedna věc. Pokud možno, měl bych dodělat funkci, při <text:soft-page-break/>které po dokončení provádění testů se oběví výsledné hlášení a ukáže podle nějaké podmínky které vyhověla. Tímpádem musí uživatel zadat nějakou podmínku, kterou chce, aby výsledné hodnoty z toho přechodu nabývaly. Např. Value1 &lt; 100. Tuhle podmínku si uživatel musí zadat sám, není možné ji určit strojově. Po této podmínce se může testovat a určovat co vyhovělo a co ne.</text:p>
      <text:p text:style-name="P19">Na tomhle všem jsme se nějak domluvili se Stanislavem Bohmem.</text:p>
      <text:p text:style-name="P19"/>
      <text:p text:style-name="P19">Funkce zmíněné v textu :</text:p>
      <text:p text:style-name="P19"/>
      <text:p text:style-name="P21">#soubor neteditcc.py</text:p>
      <text:p text:style-name="P20">def pokus(transition):</text:p>
      <text:p text:style-name="P19"><text:s text:c="4"/>net = transition.net</text:p>
      <text:p text:style-name="P19"><text:s text:c="4"/>project = net.project</text:p>
      <text:p text:style-name="P19"><text:s text:c="4"/>new_net, idtable = net.copy_and_return_idtable()</text:p>
      <text:p text:style-name="P19"><text:s text:c="4"/>print idtable</text:p>
      <text:p text:style-name="P19"><text:s text:c="4"/>transition_id = idtable[transition.id]</text:p>
      <text:p text:style-name="P19"><text:s text:c="4"/>print transition.id</text:p>
      <text:p text:style-name="P19"><text:s text:c="4"/>for item in new_net.items[:]:</text:p>
      <text:p text:style-name="P19"><text:s text:c="8"/>if item.id != transition_id:</text:p>
      <text:p text:style-name="P19"><text:s text:c="12"/>new_net.delete_item(item)</text:p>
      <text:p text:style-name="P19"><text:s text:c="4"/>new_net.set_name("Test - "+transition.get_name())</text:p>
      <text:p text:style-name="P19"><text:s text:c="4"/>project.add_net(new_net)</text:p>
      <text:p text:style-name="P19"><text:s text:c="4"/>project.set_build_net(new_net)</text:p>
      <text:p text:style-name="P21">#soubor net.py</text:p>
      <text:p text:style-name="P19">def copy_and_return_idtable(self):</text:p>
      <text:p text:style-name="P19"><text:s text:c="8"/>xml = self.as_xml()</text:p>
      <text:p text:style-name="P19"><text:s text:c="8"/>idloader = NewIdLoader(self.project)</text:p>
      <text:p text:style-name="P19"><text:s text:c="8"/>new_net = load_net(xml, self.project, idloader)</text:p>
      <text:p text:style-name="P19"><text:s text:c="8"/>return new_net, idloader.idtable</text:p>
      <text:p text:style-name="P19"/>
      <text:p text:style-name="P19"><text:s/>Názvy a komentář bude časem doplněn. Zatím tedy mám tyhle dvě funkce, které jen kopírují a něco provádějí. Doufám že časem toho bude víc. <text:span text:style-name="T11">Tímpádem padá možnost tvořit vlastní soubor zvlášt, vše bude tedy v současných souborech! :) Tedy mizí soubor TransitionTest.py</text:span></text:p>
      <text:p text:style-name="P19"/>
      <text:p text:style-name="P37">Na radu vedoucího mé práce jsem si vytvořil druhý repozitář jako kopii samotné kairy. Github.com/MrPablozOne/Bakalrka_Kaira. Nyní tedy pracuji na samotném kodu, snažím se vytvořit nový přechod + nemazat ty místa a hrany, které souvisí s daným přechodem. Ještě hodně práce předemnou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7:40:24.23</meta:creation-date>
    <dc:date>2014-09-20T10:20:29.315361804</dc:date>
    <meta:editing-duration>PT1H41M33S</meta:editing-duration>
    <meta:editing-cycles>29</meta:editing-cycles>
    <meta:generator>LibreOffice/4.2.3.3$Linux_X86_64 LibreOffice_project/420m0$Build-3</meta:generator>
    <meta:document-statistic meta:table-count="0" meta:image-count="0" meta:object-count="0" meta:page-count="4" meta:paragraph-count="86" meta:word-count="1235" meta:character-count="8125" meta:non-whitespace-character-count="6867"/>
  </office:meta>
</office:document-meta>
</file>